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 svg:font-family="'Liberation Sans'"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T1" style:family="text">
      <style:text-properties style:text-underline-style="solid" style:text-underline-width="auto" style:text-underline-color="font-color"/>
    </style:style>
    <style:style style:name="T2" style:family="text">
      <style:text-properties fo:color="#7f0055" fo:font-weight="bold" style:font-weight-asian="bold" style:font-weight-complex="bold"/>
    </style:style>
    <style:style style:name="T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fo:font-weight="bold" style:font-weight-asian="bold" style:font-weight-complex="bold"/>
    </style:style>
    <style:style style:name="T7" style:family="text">
      <style:text-properties fo:color="#3f7f5f"/>
    </style:style>
    <style:style style:name="T8" style:family="text">
      <style:text-properties fo:color="#3f7f5f" style:text-underline-style="solid" style:text-underline-width="auto" style:text-underline-color="font-color"/>
    </style:style>
    <style:style style:name="T9" style:family="text">
      <style:text-properties fo:color="#0000c0"/>
    </style:style>
    <style:style style:name="T10" style:family="text">
      <style:text-properties fo:color="#0000c0" style:font-name="Monospace" fo:font-size="10pt" style:font-name-asian="Monospace" style:font-size-asian="10pt" style:font-name-complex="Monospace" style:font-size-complex="10pt"/>
    </style:style>
    <style:style style:name="T11" style:family="text">
      <style:text-properties fo:color="#642880" fo:font-weight="bold" style:font-weight-asian="bold" style:font-weight-complex="bold"/>
    </style:style>
    <style:style style:name="T12" style:family="text">
      <style:text-properties fo:color="#642880" style:font-name="Monospace" fo:font-size="10pt" fo:font-weight="bold" style:font-name-asian="Monospace" style:font-size-asian="10pt" style:font-weight-asian="bold" style:font-name-complex="Monospace" style:font-size-complex="10pt" style:font-weight-complex="bold"/>
    </style:style>
    <style:style style:name="T13" style:family="text">
      <style:text-properties fo:color="#005032"/>
    </style:style>
    <style:style style:name="T14" style:family="text">
      <style:text-properties fo:color="#005032" style:font-name="Monospace" fo:font-size="10pt" style:font-name-asian="Monospace" style:font-size-asian="10pt" style:font-name-complex="Monospace" style:font-size-complex="10pt"/>
    </style:style>
    <style:style style:name="T1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s Programm</text:h>
      <text:p text:style-name="Standard">Im folgenden werden relevante Teile des Sourcecodes erklärt. Der vollständige Sorucecode befindet sich im Anhang dieser Dokumentation.</text:p>
      <text:p text:style-name="Standard"/>
      <text:p text:style-name="Standard">Da die Entwicklung des Programms hauptsächlich unter Linux erfolgte, das fertige Programm aber ebenfalls unter Windows lauffähig sein sollte, wurde die plattformunabhängige Library SFML (Quelle http://www.sfml-dev.org/) genutzt. Dies ermöglichte eine Portierung des Programms ohne größeren Aufwand.</text:p>
      <text:p text:style-name="Standard"/>
      <text:p text:style-name="Standard">Die SFML Library stellt die Schnittstelle zum Betriebssystem her und sorgt für die Ein- und Ausgabe des Bildes bzw. die Entgegennahme der Steuerbefehle von der Tastatur. Ebenfalls entfällt das Einbinden der OpenGL-Librarys, da SFML dies für den Entwickler übernimmt. Die OpenGL-Librarys GLU und GLUT müssen nicht desto trotz auf dem Entwicklungssystem vorhanden sein.</text:p>
      <text:p text:style-name="Standard"/>
      <text:p text:style-name="Standard">Vorweggreifend kann gesagt werden, dass das Programm ohne Anpassungen auf Windows kompiliert werden konnte. Lediglich die SFML-Library musste dem Compiler bekannt gemacht werden.</text:p>
      <text:p text:style-name="Standard"/>
      <text:p text:style-name="Standard">Entwickelt wurde das Programm auf einem Ubuntu Linux 10.04.4 LTS 64Bit. Als Compiler kam der gcc in der Version 4.4 zum Einsatz. Die OpenGL Librarys wurden in Form des Metapaketes libglu1-mesa-dev (Quelle Webseite der libmesa) in der Version 7.7.1 verwendet. Die mesa Library liefert in einem Paket alle benötigten OpenGL Librarys mit. Die SFML Library lag in der Version 1.5 vor.</text:p>
      <text:h text:style-name="Heading_20_2" text:outline-level="2">Darstellungslisten</text:h>
      <text:p text:style-name="Standard">Die ersten Versionen des Programms wurden ohne Darstellungslisten umgesetzt. Die jeweiligen OpenGL-Anweisungen wurden prozedural Schritt für Schritt aufgerufen. Durch das Hinzufügen einzelner Elemente des Hauses, entwickelte der Code langsam eine ungünstigte „Spaghetti“ Struktur. Die weitere Entwicklung wurde Schritt für Schritt komplizierter.</text:p>
      <text:p text:style-name="Standard"/>
      <text:p text:style-name="Standard">Die Umstellung auf Darstellungslisten erhöhte ungemein die Lesbar- und Wartbarkeit des Codes. Das Haus konnte dadurch wie ein Fertigbauhaus in einzelnen Elementen erstellt und später Schritt für Schritt via Aufruf „zusammengebaut“ werden. So konnten später auch leichter Elemente verändert oder hinzugefügt werden.</text:p>
      <text:h text:style-name="Heading_20_3" text:outline-level="3">Verwendung von Listen</text:h>
      <text:p text:style-name="Standard">Um Darstellungslisten zu verwenden, werden im ersten Schritt Listennamen angelegt. Eine Listenname ist in OpenGL eine Ganzzahl vom Datentyp GLint. </text:p>
      <text:p text:style-name="Standard"/>
      <text:p text:style-name="P3">// <text:span text:style-name="T1">Listendefinitionen</text:span></text:p>
      <text:p text:style-name="P3">// 0-9 <text:span text:style-name="T1">Hauptlisten</text:span></text:p>
      <text:p text:style-name="P4"><text:span text:style-name="T2">#define</text:span><text:span text:style-name="T4"> SZENE<text:tab/><text:tab/><text:tab/><text:tab/>1 </text:span><text:span text:style-name="T7">// </text:span><text:span text:style-name="T8">Gesamte</text:span><text:span text:style-name="T7"> </text:span><text:span text:style-name="T8">Szene</text:span></text:p>
      <text:p text:style-name="P3">// 10-999 <text:span text:style-name="T1">Unterlisten</text:span></text:p>
      <text:p text:style-name="P4"><text:span text:style-name="T2">#define</text:span><text:span text:style-name="T4"> KOORDINATENSYSTEM<text:tab/><text:tab/>10</text:span></text:p>
      <text:p text:style-name="P4"><text:span text:style-name="T2">#define</text:span><text:span text:style-name="T4"> RASEN<text:tab/><text:tab/><text:tab/><text:tab/>20</text:span></text:p>
      <text:p text:style-name="P4"><text:span text:style-name="T2">#define </text:span><text:span text:style-name="T4">HAUS<text:tab/><text:tab/><text:tab/><text:tab/>30</text:span></text:p>
      <text:p text:style-name="P4"><text:span text:style-name="T4"><text:tab/></text:span><text:span text:style-name="T2">#define</text:span><text:span text:style-name="T4"> WAENDE<text:tab/><text:tab/><text:tab/>310</text:span></text:p>
      <text:p text:style-name="P4"><text:span text:style-name="T4"><text:tab/></text:span><text:span text:style-name="T2">#define</text:span><text:span text:style-name="T4"> DACH<text:tab/><text:tab/><text:tab/>320</text:span></text:p>
      <text:p text:style-name="P4"><text:span text:style-name="T4"><text:tab/></text:span><text:span text:style-name="T2">#define</text:span><text:span text:style-name="T4"> DACHGIEBEL<text:tab/><text:tab/>330</text:span></text:p>
      <text:p text:style-name="P4"><text:span text:style-name="T4"><text:tab/></text:span><text:span text:style-name="T2">#define </text:span><text:span text:style-name="T4">DACHFLAECHEN<text:tab/><text:tab/>340 </text:span><text:span text:style-name="T7">// </text:span><text:span text:style-name="T8">Ziegelflächen</text:span></text:p>
      <text:p text:style-name="P4"><text:span text:style-name="T4"><text:tab/></text:span><text:span text:style-name="T2">#define</text:span><text:span text:style-name="T4"> SCHORNSTEIN<text:tab/><text:tab/>350</text:span></text:p>
      <text:p text:style-name="P4"><text:span text:style-name="T4"><text:tab/></text:span><text:span text:style-name="T2">#define</text:span><text:span text:style-name="T4"> HAUSTUER<text:tab/><text:tab/><text:tab/>360</text:span></text:p>
      <text:p text:style-name="P4"><text:span text:style-name="T4"><text:tab/></text:span><text:span text:style-name="T2">#define</text:span><text:span text:style-name="T4"> FENSTER<text:tab/><text:tab/><text:tab/>370</text:span></text:p>
      <text:p text:style-name="P4"><text:span text:style-name="T4"><text:tab/></text:span><text:span text:style-name="T2">#define</text:span><text:span text:style-name="T4"> DREMPEL<text:tab/><text:tab/><text:tab/>380</text:span></text:p>
      <text:p text:style-name="P4"><text:span text:style-name="T2">#define</text:span><text:span text:style-name="T4"> BAEUME<text:tab/><text:tab/><text:tab/><text:tab/>40</text:span></text:p>
      <text:p text:style-name="P4"><text:span text:style-name="T4"><text:tab/></text:span><text:span text:style-name="T2">#define</text:span><text:span text:style-name="T4"> KRONE<text:tab/><text:tab/><text:tab/>410</text:span></text:p>
      <text:p text:style-name="P4"><text:span text:style-name="T4"><text:tab/></text:span><text:span text:style-name="T2">#define</text:span><text:span text:style-name="T4"> STAMM<text:tab/><text:tab/><text:tab/>420</text:span></text:p>
      <text:p text:style-name="P4"><text:span text:style-name="T2">#define</text:span><text:span text:style-name="T4"> GAUBE<text:tab/><text:tab/><text:tab/><text:tab/>50</text:span></text:p>
      <text:p text:style-name="P4"><text:span text:style-name="T4"><text:tab/></text:span><text:span text:style-name="T2">#define</text:span><text:span text:style-name="T4"> GWAENDE<text:tab/><text:tab/><text:tab/>510</text:span></text:p>
      <text:p text:style-name="P5"><text:span text:style-name="T5"><text:tab/></text:span><text:span text:style-name="T3">#define</text:span><text:span text:style-name="T5"> GDACH<text:tab/><text:tab/><text:tab/>520</text:span></text:p>
      <text:p text:style-name="P5"><text:span text:style-name="T5"/></text:p>
      <text:p text:style-name="Standard"/>
      <text:p text:style-name="Standard"><text:soft-page-break/>Um eine gewisse logische Struktur zur erhalten, wurde das Haus in die eben schon erwähnten Fertighaus Komponeten zerlegt und in absteigender Abhängigkeit definiert.</text:p>
      <text:h text:style-name="Heading_20_3" text:outline-level="3">Listen generieren</text:h>
      <text:p text:style-name="Standard">Eine neue Liste wird mit dem Befehl <text:span text:style-name="T15">glNewList</text:span> angelegt. Als Paramter werden der Listenname und <text:s/>der Paramter für den Listengenerierungsmodus. <text:span text:style-name="T15">GL_COMPILE</text:span> sorgt dafür, dass der enthaltene Code kompiliert und zum späteren Aufruf vorgehalten wird.</text:p>
      <text:p text:style-name="Standard"/>
      <text:p text:style-name="Standard">Die Liste selbst enthält dann weitere OpenGL Befehle, die in diesem Fall die Primitive GL_QUADS enthält. In diesem Fall werden die beiden Dachflächen für die Gaube gezeichnet.</text:p>
      <text:p text:style-name="Standard"/>
      <text:p text:style-name="P4"><text:span text:style-name="T7">// </text:span><text:span text:style-name="T8">Dach</text:span><text:span text:style-name="T7"> </text:span><text:span text:style-name="T8">der</text:span><text:span text:style-name="T7"> </text:span><text:span text:style-name="T8">Gaube</text:span><text:span text:style-name="T7"> </text:span><text:span text:style-name="T8">zeichnen</text:span></text:p>
      <text:p text:style-name="P4"><text:span text:style-name="T11">glNewList</text:span><text:span text:style-name="T4">((</text:span><text:span text:style-name="T13">GLint</text:span><text:span text:style-name="T4">) GDACH, GL_COMPILE);</text:span></text:p>
      <text:p text:style-name="P4"><text:span text:style-name="T6"><text:tab/></text:span><text:span text:style-name="T11">glEnable</text:span><text:span text:style-name="T4">(GL_TEXTURE_2D);</text:span></text:p>
      <text:p text:style-name="P4"><text:span text:style-name="T4"><text:tab/></text:span><text:span text:style-name="T11">glBindTexture</text:span><text:span text:style-name="T4">(GL_TEXTURE_2D, textures.</text:span><text:span text:style-name="T9">Dach</text:span><text:span text:style-name="T4">);</text:span></text:p>
      <text:p text:style-name="P4"><text:span text:style-name="T4"><text:tab/></text:span><text:span text:style-name="T11">glBegin</text:span><text:span text:style-name="T4">(GL_QUADS);</text:span></text:p>
      <text:p text:style-name="P4"><text:span text:style-name="T4"><text:tab/><text:tab/></text:span><text:span text:style-name="T7">// </text:span><text:span text:style-name="T8">Fläche</text:span><text:span text:style-name="T7"> </text:span><text:span text:style-name="T8">Dach</text:span><text:span text:style-name="T7"> </text:span><text:span text:style-name="T8">rechts</text:span></text:p>
      <text:p text:style-name="P4"><text:span text:style-name="T4"><text:tab/><text:tab/></text:span><text:span text:style-name="T11">glColor3f</text:span><text:span text:style-name="T4">(1, 1, 1);</text:span></text:p>
      <text:p text:style-name="P4"><text:span text:style-name="T4"><text:tab/><text:tab/></text:span><text:span text:style-name="T11">glNormal3f</text:span><text:span text:style-name="T4">(0.706298, 0.707914 , 0);</text:span></text:p>
      <text:p text:style-name="P4"><text:span text:style-name="T4"><text:tab/><text:tab/></text:span><text:span text:style-name="T11">glTexCoord2f</text:span><text:span text:style-name="T4">(0, 0); </text:span><text:span text:style-name="T11">glVertex3f</text:span><text:span text:style-name="T4">(v28[0]-5, v28[1], v28[2]);</text:span></text:p>
      <text:p text:style-name="P4"><text:span text:style-name="T4"><text:tab/><text:tab/></text:span><text:span text:style-name="T11">glTexCoord2f</text:span><text:span text:style-name="T4">(0, 1); </text:span><text:span text:style-name="T11">glVertex3fv</text:span><text:span text:style-name="T4">(v29);</text:span></text:p>
      <text:p text:style-name="P4"><text:span text:style-name="T4"><text:tab/><text:tab/></text:span><text:span text:style-name="T11">glTexCoord2f</text:span><text:span text:style-name="T4">(1, 1); </text:span><text:span text:style-name="T11">glVertex3f</text:span><text:span text:style-name="T4">(v23[0]-5, v23[1]-5, v23[2]+5.5);</text:span></text:p>
      <text:p text:style-name="P4"><text:span text:style-name="T4"><text:tab/><text:tab/></text:span><text:span text:style-name="T11">glTexCoord2f</text:span><text:span text:style-name="T4">(1, 0); </text:span><text:span text:style-name="T11">glVertex3f</text:span><text:span text:style-name="T4">(v24[0]-5, v24[1]-5, v24[2]+5.5);</text:span></text:p>
      <text:p text:style-name="P4"><text:span text:style-name="T4"><text:tab/><text:tab/>/</text:span><text:span text:style-name="T7">/ </text:span><text:span text:style-name="T8">Fläche</text:span><text:span text:style-name="T7"> </text:span><text:span text:style-name="T8">Dach</text:span><text:span text:style-name="T7"> links - </text:span><text:span text:style-name="T8">Gelb</text:span></text:p>
      <text:p text:style-name="P4"><text:span text:style-name="T4"><text:tab/><text:tab/></text:span><text:span text:style-name="T11">glColor3f</text:span><text:span text:style-name="T4">(1, 1, 1);</text:span></text:p>
      <text:p text:style-name="P4"><text:span text:style-name="T4"><text:tab/><text:tab/></text:span><text:span text:style-name="T11">glNormal3f</text:span><text:span text:style-name="T4">(-0.706298, 0.707914 , 0);</text:span></text:p>
      <text:p text:style-name="P4"><text:span text:style-name="T4"><text:tab/><text:tab/></text:span><text:span text:style-name="T11">glTexCoord2f</text:span><text:span text:style-name="T4">(0, 0); </text:span><text:span text:style-name="T11">glVertex3f</text:span><text:span text:style-name="T4">(v28[0]-5, v28[1], v28[2]);</text:span></text:p>
      <text:p text:style-name="P4"><text:span text:style-name="T4"><text:tab/><text:tab/></text:span><text:span text:style-name="T11">glTexCoord2f</text:span><text:span text:style-name="T4">(0, 1); </text:span><text:span text:style-name="T11">glVertex3fv</text:span><text:span text:style-name="T4">(v29);</text:span></text:p>
      <text:p text:style-name="P4"><text:span text:style-name="T4"><text:tab/><text:tab/></text:span><text:span text:style-name="T11">glTexCoord2f</text:span><text:span text:style-name="T4">(1, 1); </text:span><text:span text:style-name="T11">glVertex3f</text:span><text:span text:style-name="T4">(v26[0]-5, v26[1]-5, v26[2]-5.5);</text:span></text:p>
      <text:p text:style-name="P4"><text:span text:style-name="T4"><text:tab/><text:tab/></text:span><text:span text:style-name="T11">glTexCoord2f</text:span><text:span text:style-name="T4">(1, 0); </text:span><text:span text:style-name="T11">glVertex3f</text:span><text:span text:style-name="T4">(v27[0]-5, v27[1]-5, v27[2]-5.5);</text:span></text:p>
      <text:p text:style-name="P4"><text:span text:style-name="T4"><text:tab/></text:span><text:span text:style-name="T11">glEnd</text:span><text:span text:style-name="T4">();</text:span></text:p>
      <text:p text:style-name="P4"><text:span text:style-name="T4"><text:tab/></text:span><text:span text:style-name="T11">glDisable</text:span><text:span text:style-name="T4">(GL_TEXTURE_2D);</text:span></text:p>
      <text:p text:style-name="P5"><text:span text:style-name="T12">glEndList</text:span><text:span text:style-name="T5">();</text:span></text:p>
      <text:h text:style-name="Heading_20_3" text:outline-level="3">Verschachtelung von Listen</text:h>
      <text:p text:style-name="Standard">Listen können auch verschachtelt werden. Heißt, das eine Liste eine vorher definierte Liste einfach nur aufruft, aber keine neuen OpenGL Elemente enthält. Diese Möglichkeit wurde genutzt und logische Bauteile zu erstellen und somit leichter lesbare Struktur in den Quelltext zu bringen.</text:p>
      <text:p text:style-name="Standard"/>
      <text:p text:style-name="P3">// <text:span text:style-name="T1">Gaube</text:span></text:p>
      <text:p text:style-name="P4"><text:span text:style-name="T11">glNewList</text:span><text:span text:style-name="T4">((</text:span><text:span text:style-name="T13">GLint</text:span><text:span text:style-name="T4">) GAUBE, GL_COMPILE);</text:span></text:p>
      <text:p text:style-name="P4"><text:span text:style-name="T4"><text:tab/></text:span><text:span text:style-name="T11">glCallList</text:span><text:span text:style-name="T4">((</text:span><text:span text:style-name="T13">GLint</text:span><text:span text:style-name="T4">) GWAENDE);</text:span></text:p>
      <text:p text:style-name="P4"><text:span text:style-name="T4"><text:tab/></text:span><text:span text:style-name="T11">glCallList</text:span><text:span text:style-name="T4">((</text:span><text:span text:style-name="T13">GLint</text:span><text:span text:style-name="T4">) GDACH);</text:span></text:p>
      <text:p text:style-name="P5"><text:span text:style-name="T12">glEndList</text:span><text:span text:style-name="T5">();</text:span></text:p>
      <text:p text:style-name="P5"><text:span text:style-name="T5"/></text:p>
      <text:p text:style-name="Standard">In diesem Beispiel wird die Liste <text:span text:style-name="T15">GAUBE</text:span> erstellt, welche die vorher definierten Listen <text:span text:style-name="T15">GWAENDE</text:span> und das vorherige Beispiel <text:span text:style-name="T15">GDACH</text:span> aufruft.</text:p>
      <text:p text:style-name="Standard"/>
      <text:p text:style-name="Standard">Zum Schluss wird dann mit der gleichen Technik die Liste <text:span text:style-name="T15">SZENE</text:span> erstellt, welche alle Listen der zu zeichnenden Szene enthält.</text:p>
      <text:p text:style-name="Standard"/>
      <text:p text:style-name="P4"><text:span text:style-name="T11">glNewList</text:span><text:span text:style-name="T4">((</text:span><text:span text:style-name="T13">GLint</text:span><text:span text:style-name="T4">) SZENE, GL_COMPILE);</text:span></text:p>
      <text:p text:style-name="P4"><text:span text:style-name="T6"><text:tab/></text:span><text:span text:style-name="T11">glScaled</text:span><text:span text:style-name="T4">(zoom,zoom,zoom); </text:span><text:span text:style-name="T7">// </text:span><text:span text:style-name="T8">Szene</text:span><text:span text:style-name="T7"> </text:span><text:span text:style-name="T8">zoomen</text:span></text:p>
      <text:p text:style-name="P4"><text:span text:style-name="T4"><text:tab/></text:span><text:span text:style-name="T11">glCallList</text:span><text:span text:style-name="T4">((</text:span><text:span text:style-name="T13">GLint</text:span><text:span text:style-name="T4">) HAUS);</text:span></text:p>
      <text:p text:style-name="P4"><text:span text:style-name="T4"><text:tab/></text:span><text:span text:style-name="T11">glCallList</text:span><text:span text:style-name="T4">((</text:span><text:span text:style-name="T13">GLint</text:span><text:span text:style-name="T4">) BAEUME);</text:span></text:p>
      <text:p text:style-name="P5"><text:span text:style-name="T5"><text:tab/></text:span><text:span text:style-name="T12">glCallList</text:span><text:span text:style-name="T5">((</text:span><text:span text:style-name="T14">GLint</text:span><text:span text:style-name="T5">) RASEN);</text:span></text:p>
      <text:p text:style-name="P5"><text:span text:style-name="T12">glEndList</text:span><text:span text:style-name="T5">();</text:span></text:p>
      <text:p text:style-name="P5"><text:span text:style-name="T5"/></text:p>
      <text:p text:style-name="P5"><text:span text:style-name="T5"/></text:p>
      <text:p text:style-name="P5"><text:span text:style-name="T5"/></text:p>
      <text:p text:style-name="Standard"><text:soft-page-break/>Abschließend wird dann nur noch die Liste SZENE aufgerufen und damit alle vorherigen Listen aufgerufen und gezeichnet.</text:p>
      <text:p text:style-name="Standard"/>
      <text:p text:style-name="P4"><text:span text:style-name="T11">glCallList</text:span><text:span text:style-name="T4">((</text:span><text:span text:style-name="T13">GLint</text:span><text:span text:style-name="T4">) SZENE);</text:span></text:p>
      <text:h text:style-name="Heading_20_2" text:outline-level="2">Zwei parallele Views</text:h>
      <text:p text:style-name="Standard">Von der Umsetzung eher trivial, aber für die parallele Darstellung von zwei leicht unterschiedlichen Motiven sinnvoll, ist die Erstellung von zwei Views. Der View ist im Prinzip der Bereich in dem die OpenGL Szene gezeichnet wird.</text:p>
      <text:p text:style-name="Standard"/>
      <text:p text:style-name="Standard">Normalerweise wird deswegen nur ein View erstellt, welcher die OpenGL Szene enthält. Zunächst wurde dieser Weg beschritten, in dem das Objekt zweimal mit einem Offset auf der X-Achse gezeichnet wurde. In der weiteren Entwicklung stellte sich aber heraus, das es ziemlich umständlich wurde beide Objekte unabhängig von einander zu steuern und den generellen Offset der Rotation um die Y-Achse zu realisieren. </text:p>
      <text:p text:style-name="Standard"/>
      <text:p text:style-name="Standard">Mit zwei unabhängigen Views wird die zu zeichnende Szene zweimal erstellt aber mit unterschiedlichen Parametern initialisiert.</text:p>
      <text:p text:style-name="Standard"/>
      <text:p text:style-name="P4"><text:span text:style-name="T2">for</text:span><text:span text:style-name="T4">(i=0; i&lt;2; i++){</text:span></text:p>
      <text:p text:style-name="P4"><text:span text:style-name="T6"><text:tab/></text:span><text:span text:style-name="T2">if</text:span><text:span text:style-name="T4"> (i == 0) {</text:span></text:p>
      <text:p text:style-name="P4"><text:span text:style-name="T4"><text:tab/><text:tab/></text:span><text:span text:style-name="T7">// </text:span><text:span text:style-name="T8">Linker Viewport</text:span></text:p>
      <text:p text:style-name="P4"><text:span text:style-name="T4"><text:tab/><text:tab/></text:span><text:span text:style-name="T11">glLoadIdentity</text:span><text:span text:style-name="T4">();</text:span></text:p>
      <text:p text:style-name="P4"><text:span text:style-name="T4"><text:tab/><text:tab/></text:span><text:span text:style-name="T11">glTranslatef</text:span><text:span text:style-name="T4">(0.f, 0.f, -200.f);</text:span></text:p>
      <text:p text:style-name="P4"><text:span text:style-name="T4"><text:tab/><text:tab/></text:span><text:span text:style-name="T11">glRotated</text:span><text:span text:style-name="T4">(140, 0, 1, 0); </text:span><text:span text:style-name="T7">// </text:span><text:span text:style-name="T8">Szene</text:span><text:span text:style-name="T7"> </text:span><text:span text:style-name="T8">um</text:span><text:span text:style-name="T7"> 45° zur Y-</text:span><text:span text:style-name="T8">Achse</text:span><text:span text:style-name="T7"> </text:span><text:span text:style-name="T8">drehen</text:span><text:span text:style-name="T7">.</text:span></text:p>
      <text:p text:style-name="P4"><text:span text:style-name="T4"><text:tab/><text:tab/></text:span><text:span text:style-name="T11">glRotatef</text:span><text:span text:style-name="T4">(rotx, 0.f, 1.f, 0.f); </text:span><text:span text:style-name="T7">// Szene um die Y-Achse drehen</text:span></text:p>
      <text:p text:style-name="P4"><text:span text:style-name="T4"><text:tab/><text:tab/></text:span><text:span text:style-name="T11">glRotatef</text:span><text:span text:style-name="T4">(roty, 1.f, 0.f, 0.f); </text:span><text:span text:style-name="T7">// Szene um die X-Achse drehen</text:span></text:p>
      <text:p text:style-name="P4"><text:span text:style-name="T4"><text:tab/><text:tab/></text:span><text:span text:style-name="T11">glViewport</text:span><text:span text:style-name="T4">(view0.</text:span><text:span text:style-name="T9">x</text:span><text:span text:style-name="T4">, view0.</text:span><text:span text:style-name="T9">y</text:span><text:span text:style-name="T4">, view0.</text:span><text:span text:style-name="T9">w</text:span><text:span text:style-name="T4">, view0.</text:span><text:span text:style-name="T9">h</text:span><text:span text:style-name="T4">); </text:span><text:span text:style-name="T7">// linker </text:span><text:span text:style-name="T8">Viewport</text:span></text:p>
      <text:p text:style-name="P6"><text:tab/><text:tab/>}</text:p>
      <text:p text:style-name="P6"><text:tab/><text:tab/><text:span text:style-name="T7">// </text:span><text:span text:style-name="T8">Rechter Viewport</text:span></text:p>
      <text:p text:style-name="P4"><text:span text:style-name="T4"><text:tab/></text:span><text:span text:style-name="T2">else</text:span><text:span text:style-name="T4"> </text:span><text:span text:style-name="T2">if</text:span><text:span text:style-name="T4"> (i == 1) {</text:span></text:p>
      <text:p text:style-name="P4"><text:span text:style-name="T4"><text:tab/><text:tab/></text:span><text:span text:style-name="T11">glLoadIdentity</text:span><text:span text:style-name="T4">();</text:span></text:p>
      <text:p text:style-name="P4"><text:span text:style-name="T4"><text:tab/><text:tab/></text:span><text:span text:style-name="T11">glTranslatef</text:span><text:span text:style-name="T4">(0.f, 0.f, -200.f);</text:span></text:p>
      <text:p text:style-name="P4"><text:span text:style-name="T4"><text:tab/><text:tab/></text:span><text:span text:style-name="T11">glRotated</text:span><text:span text:style-name="T4">(140, 0, 1, 0); </text:span><text:span text:style-name="T7">// </text:span><text:span text:style-name="T8">Szene</text:span><text:span text:style-name="T7"> </text:span><text:span text:style-name="T8">um</text:span><text:span text:style-name="T7"> 45° zur Y-</text:span><text:span text:style-name="T8">Achse</text:span><text:span text:style-name="T7"> </text:span><text:span text:style-name="T8">drehen</text:span><text:span text:style-name="T7">.</text:span></text:p>
      <text:p text:style-name="P4"><text:span text:style-name="T7"><text:tab/><text:tab/>// Szene unabhängig um die Y-Achse drehen</text:span></text:p>
      <text:p text:style-name="P4"><text:span text:style-name="T4"><text:tab/><text:tab/></text:span><text:span text:style-name="T11">glRotated</text:span><text:span text:style-name="T4">(stereoy, 0, 1, 0);</text:span></text:p>
      <text:p text:style-name="P4"><text:span text:style-name="T7"><text:tab/><text:tab/>// Szene unabhängig um die X-Achse drehen</text:span></text:p>
      <text:p text:style-name="P4"><text:span text:style-name="T4"><text:tab/><text:tab/></text:span><text:span text:style-name="T11">glRotated</text:span><text:span text:style-name="T4">(stereox, 1, 0, 0); </text:span></text:p>
      <text:p text:style-name="P4"><text:span text:style-name="T6"><text:tab/><text:tab/></text:span><text:span text:style-name="T11">glRotatef</text:span><text:span text:style-name="T4">(rotx, 0.f, 1.f, 0.f); </text:span><text:span text:style-name="T7">// Szene um die Y-Achse drehen</text:span></text:p>
      <text:p text:style-name="P4"><text:span text:style-name="T4"><text:tab/><text:tab/></text:span><text:span text:style-name="T11">glRotatef</text:span><text:span text:style-name="T4">(roty, 1.f, 0.f, 0.f); </text:span><text:span text:style-name="T7">// Szene um die X-Achse drehen</text:span></text:p>
      <text:p text:style-name="P4"><text:span text:style-name="T4"><text:tab/><text:tab/></text:span><text:span text:style-name="T11">glViewport</text:span><text:span text:style-name="T4">(view1.</text:span><text:span text:style-name="T9">x</text:span><text:span text:style-name="T4">, view1.</text:span><text:span text:style-name="T9">y</text:span><text:span text:style-name="T4">, view1.</text:span><text:span text:style-name="T9">w</text:span><text:span text:style-name="T4">, view1.</text:span><text:span text:style-name="T9">h</text:span><text:span text:style-name="T4">); </text:span><text:span text:style-name="T7">// </text:span><text:span text:style-name="T8">rechter</text:span><text:span text:style-name="T7"> </text:span><text:span text:style-name="T8">Viewport</text:span></text:p>
      <text:p text:style-name="P6"><text:tab/><text:tab/>}</text:p>
      <text:p text:style-name="P4"><text:span text:style-name="T4"><text:tab/></text:span><text:span text:style-name="T11">glCallList</text:span><text:span text:style-name="T4">((</text:span><text:span text:style-name="T13">GLint</text:span><text:span text:style-name="T4">) SZENE);</text:span></text:p>
      <text:p text:style-name="P5"><text:span text:style-name="T5">}</text:span></text:p>
      <text:p text:style-name="P5"><text:span text:style-name="T5"/></text:p>
      <text:p text:style-name="Standard">Der Befehl <text:span text:style-name="T12">glViewport</text:span><text:span text:style-name="T5">(view0.</text:span><text:span text:style-name="T10">x</text:span><text:span text:style-name="T5">, view0.</text:span><text:span text:style-name="T10">y</text:span><text:span text:style-name="T5">, view0.</text:span><text:span text:style-name="T10">w</text:span><text:span text:style-name="T5">, view0.</text:span><text:span text:style-name="T10">h</text:span><text:span text:style-name="T5">) </text:span>lädt den Viewport mit den Koordinaten für den linken Viewport und <text:span text:style-name="T12">glViewport</text:span><text:span text:style-name="T5">(view1.</text:span><text:span text:style-name="T10">x</text:span><text:span text:style-name="T5">, view1.</text:span><text:span text:style-name="T10">y</text:span><text:span text:style-name="T5">, view1.</text:span><text:span text:style-name="T10">w</text:span><text:span text:style-name="T5">, view1.</text:span><text:span text:style-name="T10">h</text:span><text:span text:style-name="T5">); </text:span>den rechten.</text:p>
      <text:p text:style-name="Standard"/>
      <text:p text:style-name="P5"><text:span text:style-name="T3">const</text:span><text:span text:style-name="T5"> </text:span><text:span text:style-name="T3">int</text:span><text:span text:style-name="T5"> width = 1200;</text:span></text:p>
      <text:p text:style-name="P5"><text:span text:style-name="T3">const</text:span><text:span text:style-name="T5"> </text:span><text:span text:style-name="T3">int</text:span><text:span text:style-name="T5"> height = 600;</text:span></text:p>
      <text:p text:style-name="P4"><text:span text:style-name="T4"/></text:p>
      <text:p text:style-name="P4"><text:span text:style-name="T13">Viewport</text:span><text:span text:style-name="T4"> view0 = { 0, 0, width / 2 - 1, height - 1 };</text:span></text:p>
      <text:p text:style-name="P5"><text:span text:style-name="T14">Viewport</text:span><text:span text:style-name="T5"> view1 = { width / 2, 0, width / 2 - 1, height - 1 };</text:span></text:p>
      <text:p text:style-name="P5"><text:span text:style-name="T5"/></text:p>
      <text:p text:style-name="P5">Ein Viewport wird mittels X/Y/Z-Koordinaten. In diesem Fall wird ein Offset über die gesamte Größe des Fensters errechnet und in den Structs <text:span text:style-name="T15">view0</text:span> und <text:span text:style-name="T15">view1</text:span> abgelegt. Im obigen Beispiel greift <text:span text:style-name="T15">glViewport</text:span> dann auf diese Structs zu.</text:p>
      <text:p text:style-name="P5"/>
      <text:h text:style-name="Heading_20_2" text:outline-level="2"><text:soft-page-break/>Rotation</text:h>
      <text:p text:style-name="P5">Um den 3D-Effekt zu erzielen, wie weiter oben in den Kapiteln über die Stereoskopie beschrieben, muss das Objekt in einem Viewport unter einem anderem Betrachtungswinkel dargestellt werden. Da wie oben beschrieben zwei Viewports verwendet werden, ist dies mit einer Zeile erledigt.</text:p>
      <text:p text:style-name="P5"/>
      <text:p text:style-name="P4"><text:span text:style-name="T2">float</text:span><text:span text:style-name="T4"> stereoy = 3; </text:span><text:span text:style-name="T7">// mit 3° Offset um die Y-Achse drehen</text:span></text:p>
      <text:p text:style-name="P5"/>
      <text:p text:style-name="P4"><text:span text:style-name="T11">glRotated</text:span><text:span text:style-name="T4">(stereoy, 0, 1, 0); </text:span><text:span text:style-name="T7">// Szene um die Y-Achse drehen</text:span></text:p>
      <text:p text:style-name="P4"><text:span text:style-name="T7"/></text:p>
      <text:p text:style-name="Standard">Der erste Parameter von <text:span text:style-name="T15">glRotated</text:span> gibt den Winkel in Grad vom Datentyp GLdouble an, um den gedreht werden soll. Die weiteren Parameter werden ebenfalls als GLdouble angegeben und repräsentieren die jeweilige X/Y/Z-Achse um die gedreht werden soll. Im obigen Beispiel sind die X- und die Y-Achse mit einer 0 deaktiviert. Somit erfolgt eine Drehung nur um die Y-Achse um den Wert von <text:span text:style-name="T15">stereoy</text:span>.</text:p>
      <text:h text:style-name="Heading_20_2" text:outline-level="2">Bedienung</text:h>
      <text:p text:style-name="Standard">Da der 3D-Eindruck abhängig von der Größe und Auflösung des jeweiligen Monitors ist, bietet das Programm folgende Justagemöglichkeiten:</text:p>
      <text:p text:style-name="Standard"><text:tab/></text:p>
      <text:p text:style-name="Standard"><text:tab/><text:span text:style-name="T15">Funktion<text:tab/><text:tab/><text:tab/><text:tab/><text:tab/><text:tab/><text:tab/><text:tab/>Tasten</text:span></text:p>
      <text:p text:style-name="Standard"/>
      <text:list xml:id="list2106981519" text:style-name="L1">
        <text:list-item>
          <text:p text:style-name="P1">gleichzeitige Rotation beider Views um X- und Y-Achse<text:tab/><text:tab/><text:tab/>Pfeiltasten</text:p>
        </text:list-item>
        <text:list-item>
          <text:p text:style-name="P1">Rotation des rechten Views um die X- und Y-Achse<text:tab/><text:tab/><text:tab/>W/AS/D</text:p>
        </text:list-item>
        <text:list-item>
          <text:p text:style-name="P1">Reset der Rotation des rechten Views<text:tab/><text:tab/><text:tab/><text:tab/><text:tab/>R</text:p>
        </text:list-item>
        <text:list-item>
          <text:p text:style-name="P1">Zoom der Szene In und Out<text:tab/><text:tab/><text:tab/><text:tab/><text:tab/><text:tab/>Z/U</text:p>
        </text:list-item>
      </text:list>
      <text:p text:style-name="Standard"/>
      <text:p text:style-name="Standard">Die Steuerung erfolgt ausschließlich über die Tastatur, da bewusst auf Steuermöglichkeiten in Form einer GUI verzichtet wurde.</text:p>
      <text:p text:style-name="Standard"/>
      <text:p text:style-name="Standard">Da sich der Benutzer nach unserer Erfahrung ausschließlich auf die Fokussierung des Bildes konzentrieren muss, kann während der Betrachtung nicht der Blickpunkt auf Elemente in der GUI verlegt werden. Aus diesem Grund ist eine „blinde“ Bedienung über die Tastatur sinnvoll.</text:p>
      <text:p text:style-name="Standard"/>
      <text:h text:style-name="Heading_20_2" text:outline-level="2">Quellen</text:h>
      <text:p text:style-name="Standard">Bei der Erstellung wurde auf folgende Quellen zurückgegriffen:</text:p>
      <text:p text:style-name="Standard"/>
      <text:list xml:id="list366391183" text:style-name="L2">
        <text:list-item>
          <text:p text:style-name="P2">Jetzt lerne ich OpenGL ISBN: 3-8272-6237-2</text:p>
        </text:list-item>
        <text:list-item>
          <text:p text:style-name="P2"><text:a xlink:type="simple" xlink:href="http://wiki.delphigl.com/index.php/Hauptseite">http://wiki.delphigl.com/index.php/Hauptseite</text:a></text:p>
        </text:list-item>
        <text:list-item>
          <text:p text:style-name="P2"><text:a xlink:type="simple" xlink:href="http://www.sfml-dev.org/tutorials/1.5/window-opengl.php">http://www.sfml-dev.org/tutorials/1.5/window-opengl.php</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 svg:font-family="'Liberation Sans'"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0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2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an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beration Sans" fo:font-size="10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an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ese</meta:initial-creator>
    <meta:creation-date>2012-08-07T13:05:12</meta:creation-date>
    <dc:date>2012-08-07T17:51:36</dc:date>
    <dc:creator>Michael Meese</dc:creator>
    <meta:editing-duration>PT3H5M30S</meta:editing-duration>
    <meta:editing-cycles>28</meta:editing-cycles>
    <meta:generator>LibreOffice/3.5$Linux_X86_64 LibreOffice_project/350m1$Build-2</meta:generator>
    <meta:document-statistic meta:table-count="0" meta:image-count="0" meta:object-count="0" meta:page-count="4" meta:paragraph-count="130" meta:word-count="1264" meta:character-count="9153" meta:non-whitespace-character-count="7868"/>
  </office:meta>
</office:document-meta>
</file>